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hyperlink_extractor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04pt"/>
    </style:style>
    <style:style style:name="co2" style:family="table-column">
      <style:table-column-properties fo:break-before="auto" style:column-width="62.59pt"/>
    </style:style>
    <style:style style:name="co3" style:family="table-column">
      <style:table-column-properties fo:break-before="auto" style:column-width="404.31pt"/>
    </style:style>
    <style:style style:name="co4" style:family="table-column">
      <style:table-column-properties fo:break-before="auto" style:column-width="3.91pt"/>
    </style:style>
    <style:style style:name="co5" style:family="table-column">
      <style:table-column-properties fo:break-before="auto" style:column-width="50.71pt"/>
    </style:style>
    <style:style style:name="ro1" style:family="table-row">
      <style:table-row-properties style:row-height="26.25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45.01pt" fo:break-before="auto" style:use-optimal-row-height="false"/>
    </style:style>
    <style:style style:name="ro6" style:family="table-row">
      <style:table-row-properties style:row-height="81.01pt" fo:break-before="auto" style:use-optimal-row-height="false"/>
    </style:style>
    <style:style style:name="ro7" style:family="table-row">
      <style:table-row-properties style:row-height="97.51pt" fo:break-before="auto" style:use-optimal-row-height="false"/>
    </style:style>
    <style:style style:name="ta1" style:family="table" style:master-page-name="PageStyle_5f_BUC_20_-C.C._20_2017">
      <style:table-properties table:display="true" style:writing-mode="lr-tb" tableooo:tab-color="#ff00ff"/>
    </style:style>
    <style:style style:name="ce1" style:family="table-cell" style:parent-style-name="Default">
      <style:table-cell-properties style:cell-protect="protected formula-hidden" style:print-content="true" fo:padding="2.01pt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 formula-hidden" style:print-content="true" fo:padding="2.01pt"/>
    </style:style>
    <style:style style:name="ce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ackground-color="#ffff00" style:cell-protect="protected formula-hidden" style:print-content="true" style:diagonal-bl-tr="none" style:diagonal-tl-br="none" style:text-align-source="fix" style:repeat-content="false" fo:wrap-option="wrap" fo:border="1.76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1_del_09.01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2_del_09.01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3_del_09.01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8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4_del_09.01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" style:family="table-cell" style:parent-style-name="Excel_5f_BuiltIn_5f_Hyperlink" style:data-style-name="N0">
      <style:table-cell-properties style:glyph-orientation-vertical="0" fo:border-bottom="2.49pt solid #4c4c4c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>
        <style:hyperlink xlink:href="file:///home/flavio/Desktop/www.comune.trani.bt.it/bk/DELIBERE%20di%20C.C.%202017%20pubblicate%20al%2031-8-2017/Delibere%20di%20C.C.%202017/5_del_09.01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0" style:family="table-cell" style:parent-style-name="Excel_5f_BuiltIn_5f_Hyperlink" style:data-style-name="N0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none" style:vertical-align="middle" loext:vertical-justify="auto">
        <style:hyperlink xlink:href="file:///home/flavio/Desktop/www.comune.trani.bt.it/bk/DELIBERE%20di%20C.C.%202017%20pubblicate%20al%2031-8-2017/Delibere%20di%20C.C.%202017/6_del_01.02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7_del_01.02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8_del_01.02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" style:family="table-cell" style:parent-style-name="Excel_5f_BuiltIn_5f_Hyperlink" style:data-style-name="N0">
      <style:table-cell-properties style:glyph-orientation-vertical="0" fo:border-bottom="2.49pt solid #4c4c4c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>
        <style:hyperlink xlink:href="file:///home/flavio/Desktop/www.comune.trani.bt.it/bk/DELIBERE%20di%20C.C.%202017%20pubblicate%20al%2031-8-2017/Delibere%20di%20C.C.%202017/9_del_01.02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" style:family="table-cell" style:parent-style-name="Excel_5f_BuiltIn_5f_Hyperlink" style:data-style-name="N0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none" style:vertical-align="middle" loext:vertical-justify="auto">
        <style:hyperlink xlink:href="file:///home/flavio/Desktop/www.comune.trani.bt.it/bk/DELIBERE%20di%20C.C.%202017%20pubblicate%20al%2031-8-2017/Delibere%20di%20C.C.%202017/10_del_17.02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" style:family="table-cell" style:parent-style-name="Excel_5f_BuiltIn_5f_Hyperlink" style:data-style-name="N0">
      <style:table-cell-properties style:glyph-orientation-vertical="0" fo:border-bottom="2.49pt solid #4c4c4c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>
        <style:hyperlink xlink:href="file:///home/flavio/Desktop/www.comune.trani.bt.it/bk/DELIBERE%20di%20C.C.%202017%20pubblicate%20al%2031-8-2017/Delibere%20di%20C.C.%202017/11%20del%2017.2.2017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6" style:family="table-cell" style:parent-style-name="Excel_5f_BuiltIn_5f_Hyperlink" style:data-style-name="N0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none" style:vertical-align="middle" loext:vertical-justify="auto">
        <style:hyperlink xlink:href="file:///home/flavio/Desktop/www.comune.trani.bt.it/bk/DELIBERE%20di%20C.C.%202017%20pubblicate%20al%2031-8-2017/Delibere%20di%20C.C.%202017/12_del_09.03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13_del_09.03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14_del_09.03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15_del_09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16_del_09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1" style:family="table-cell" style:parent-style-name="Excel_5f_BuiltIn_5f_Hyperlink" style:data-style-name="N0">
      <style:table-cell-properties style:glyph-orientation-vertical="0" fo:border-bottom="2.49pt solid #4c4c4c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>
        <style:hyperlink xlink:href="file:///home/flavio/Desktop/www.comune.trani.bt.it/bk/DELIBERE%20di%20C.C.%202017%20pubblicate%20al%2031-8-2017/Delibere%20di%20C.C.%202017/17_del_09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2" style:family="table-cell" style:parent-style-name="Excel_5f_BuiltIn_5f_Hyperlink" style:data-style-name="N0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none" style:vertical-align="middle" loext:vertical-justify="auto">
        <style:hyperlink xlink:href="file:///home/flavio/Desktop/www.comune.trani.bt.it/bk/DELIBERE%20di%20C.C.%202017%20pubblicate%20al%2031-8-2017/Delibere%20di%20C.C.%202017/18_del_31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3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19_del_31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4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20_del_31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21_del_31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6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22_del_31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7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23_del_31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8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24_del_31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9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25_del_31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0" style:family="table-cell" style:parent-style-name="Excel_5f_BuiltIn_5f_Hyperlink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>
        <style:hyperlink xlink:href="file:///home/flavio/Desktop/www.comune.trani.bt.it/bk/DELIBERE%20di%20C.C.%202017%20pubblicate%20al%2031-8-2017/Delibere%20di%20C.C.%202017/26_del_31.03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1" style:family="table-cell" style:parent-style-name="Excel_5f_BuiltIn_5f_Hyperlink" style:data-style-name="N0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2.49pt solid #4c4c4c" style:vertical-align="middle" loext:vertical-justify="auto">
        <style:hyperlink xlink:href="file:///home/flavio/Desktop/www.comune.trani.bt.it/bk/DELIBERE%20di%20C.C.%202017%20pubblicate%20al%2031-8-2017/Delibere%20di%20C.C.%202017/27_del_03.04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2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28_del_03.04.2017x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3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29_del_03.04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4" style:family="table-cell" style:parent-style-name="Excel_5f_BuiltIn_5f_Hyperlink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>
        <style:hyperlink xlink:href="file:///home/flavio/Desktop/www.comune.trani.bt.it/bk/DELIBERE%20di%20C.C.%202017%20pubblicate%20al%2031-8-2017/Delibere%20di%20C.C.%202017/30_del_03.04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5" style:family="table-cell" style:parent-style-name="Excel_5f_BuiltIn_5f_Hyperlink" style:data-style-name="N0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2.49pt solid #4c4c4c" style:vertical-align="middle" loext:vertical-justify="auto">
        <style:hyperlink xlink:href="file:///home/flavio/Desktop/www.comune.trani.bt.it/bk/DELIBERE%20di%20C.C.%202017%20pubblicate%20al%2031-8-2017/Delibere%20di%20C.C.%202017/31_del_26.04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6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32_del_26.04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7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33_del_26.04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8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34_del_26.04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9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35_del_26.04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0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36_del_26.04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1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37_del_26.04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2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38_del_26.05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3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39_del_26.05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4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40_del_26.05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41_del_29.05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6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42_del_29.05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7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43_del_29.05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8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44_del_09.06.2017.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9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45_del_12.06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0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46_del_12.06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1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47_del_28.07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2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48_del_28.07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3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49_del_28.07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4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50_del_28.07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51_del_28.07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6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52_del_28.07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7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53_del_28.07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8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>
        <style:hyperlink xlink:href="file:///home/flavio/Desktop/www.comune.trani.bt.it/bk/DELIBERE%20di%20C.C.%202017%20pubblicate%20al%2031-8-2017/Delibere%20di%20C.C.%202017/54_del_28.07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9" style:family="table-cell" style:parent-style-name="Excel_5f_BuiltIn_5f_Hyperlink" style:data-style-name="N0">
      <style:table-cell-properties style:glyph-orientation-vertical="0" fo:border-bottom="2.49pt solid #4c4c4c" style:cell-protect="none" style:print-content="true" style:diagonal-bl-tr="none" style:diagonal-tl-br="none" style:text-align-source="fix" style:repeat-content="false" fo:background-color="transparent" fo:wrap-option="no-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>
        <style:hyperlink xlink:href="file:///home/flavio/Desktop/www.comune.trani.bt.it/bk/DELIBERE%20di%20C.C.%202017%20pubblicate%20al%2031-8-2017/Delibere%20di%20C.C.%202017/55_del_28.07.2017.pdf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0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1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2" style:family="table-cell" style:parent-style-name="Default">
      <style:table-cell-properties style:cell-protect="none" style:print-content="true" style:diagonal-bl-tr="none" style:diagonal-tl-br="none" fo:background-color="transparent" fo:border="none" fo:padding="2.01pt" style:rotation-align="none"/>
    </style:style>
    <style:style style:name="ce63" style:family="table-cell" style:parent-style-name="Default">
      <style:table-cell-properties style:cell-protect="none" style:print-content="true" fo:background-color="transparent" fo:padding="2.01pt"/>
    </style:style>
    <style:style style:name="ce6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5" style:family="table-cell" style:parent-style-name="Default" style:data-style-name="N183">
      <style:table-cell-properties style:glyph-orientation-vertical="0" fo:background-color="#ffff00" style:cell-protect="protected formula-hidden" style:print-content="true" style:diagonal-bl-tr="none" style:diagonal-tl-br="none" style:text-align-source="fix" style:repeat-content="false" fo:wrap-option="wrap" fo:border="1.76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 style:data-style-name="N196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1.76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 style:data-style-name="N19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1.76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196">
      <style:table-cell-properties style:glyph-orientation-vertical="0" fo:border-bottom="2.49pt solid #4c4c4c" style:cell-protect="protected formula-hidden" style:print-content="true" style:diagonal-bl-tr="none" style:diagonal-tl-br="none" style:text-align-source="fix" style:repeat-content="false" fo:background-color="transparent" fo:wrap-option="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 style:data-style-name="N196">
      <style:table-cell-properties style:glyph-orientation-vertical="0" fo:border-bottom="1.76pt solid #4c4c4c" style:cell-protect="protected formula-hidden" style:print-content="true" style:diagonal-bl-tr="none" style:diagonal-tl-br="none" style:text-align-source="fix" style:repeat-content="false" fo:background-color="transparent" fo:wrap-option="wrap" fo:border-left="1.76pt solid #4c4c4c" style:direction="ltr" fo:padding="2.01pt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19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196">
      <style:table-cell-properties style:glyph-orientation-vertical="0" fo:border-bottom="1.76pt solid #4c4c4c" style:cell-protect="protected formula-hidden" style:print-content="true" style:diagonal-bl-tr="none" style:diagonal-tl-br="none" style:text-align-source="fix" style:repeat-content="false" fo:background-color="transparent" fo:wrap-option="wrap" fo:border-left="1.76pt solid #4c4c4c" style:direction="ltr" fo:padding="2.01pt" fo:border-right="1.76pt solid #4c4c4c" style:rotation-angle="0" style:rotation-align="none" style:shrink-to-fit="false" fo:border-top="2.49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19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1.76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3" style:family="table-cell" style:parent-style-name="Default" style:data-style-name="N196">
      <style:table-cell-properties style:glyph-orientation-vertical="0" fo:border-bottom="2.49pt solid #4c4c4c" style:cell-protect="protected formula-hidden" style:print-content="true" style:diagonal-bl-tr="none" style:diagonal-tl-br="none" style:text-align-source="fix" style:repeat-content="false" fo:background-color="transparent" fo:wrap-option="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4" style:family="table-cell" style:parent-style-name="Default" style:data-style-name="N19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2.01pt" style:rotation-align="none"/>
    </style:style>
    <style:style style:name="ce76" style:family="table-cell" style:parent-style-name="Default">
      <style:table-cell-properties style:cell-protect="protected formula-hidden" style:print-content="true" fo:background-color="transparent" fo:padding="2.01pt"/>
    </style:style>
    <style:style style:name="ce77" style:family="table-cell" style:parent-style-name="Default">
      <style:table-cell-properties style:cell-protect="protected formula-hidden" style:print-content="true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00" style:cell-protect="protected formula-hidden" style:print-content="true" style:diagonal-bl-tr="none" style:diagonal-tl-br="none" style:text-align-source="fix" style:repeat-content="false" fo:wrap-option="wrap" fo:border="1.76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1.76pt solid #4c4c4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1.76pt solid #4c4c4c" style:direction="ltr" fo:padding="2.01pt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1.76pt solid #4c4c4c" style:direction="ltr" fo:padding="2.01pt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2.49pt solid #4c4c4c" style:cell-protect="protected formula-hidden" style:print-content="true" style:diagonal-bl-tr="none" style:diagonal-tl-br="none" style:text-align-source="fix" style:repeat-content="false" fo:wrap-option="no-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4c4c4c" style:cell-protect="protected formula-hidden" style:print-content="true" style:diagonal-bl-tr="none" style:diagonal-tl-br="none" style:text-align-source="fix" style:repeat-content="false" fo:wrap-option="no-wrap" fo:border-left="1.76pt solid #4c4c4c" style:direction="ltr" fo:padding="2.01pt" fo:border-right="1.76pt solid #4c4c4c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2.49pt solid #4c4c4c" style:cell-protect="protected formula-hidden" style:print-content="true" style:diagonal-bl-tr="none" style:diagonal-tl-br="none" style:text-align-source="fix" style:repeat-content="false" fo:wrap-option="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4c4c4c" style:cell-protect="protected formula-hidden" style:print-content="true" style:diagonal-bl-tr="none" style:diagonal-tl-br="none" style:text-align-source="fix" style:repeat-content="false" fo:wrap-option="wrap" fo:border-left="1.76pt solid #4c4c4c" style:direction="ltr" fo:padding="2.01pt" fo:border-right="1.76pt solid #4c4c4c" style:rotation-angle="0" style:rotation-align="none" style:shrink-to-fit="false" fo:border-top="2.49pt solid #4c4c4c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1.76pt solid #4c4c4c" style:direction="ltr" fo:padding="2.01pt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4c4c4c" style:cell-protect="protected formula-hidden" style:print-content="true" style:diagonal-bl-tr="none" style:diagonal-tl-br="none" style:text-align-source="fix" style:repeat-content="false" fo:wrap-option="no-wrap" fo:border-left="1.76pt solid #4c4c4c" style:direction="ltr" fo:padding="2.01pt" fo:border-right="1.76pt solid #4c4c4c" style:rotation-angle="0" style:rotation-align="none" style:shrink-to-fit="false" fo:border-top="2.49pt solid #4c4c4c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1.76pt solid #4c4c4c" style:direction="ltr" fo:padding="2.01pt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wrap" fo:border="1.76pt solid #4c4c4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order-bottom="2.49pt solid #4c4c4c" style:cell-protect="protected formula-hidden" style:print-content="true" style:diagonal-bl-tr="none" style:diagonal-tl-br="none" style:text-align-source="fix" style:repeat-content="false" fo:wrap-option="wrap" fo:border-left="1.76pt solid #4c4c4c" style:direction="ltr" fo:padding="2.01pt" fo:border-right="1.76pt solid #4c4c4c" style:rotation-angle="0" style:rotation-align="none" style:shrink-to-fit="false" fo:border-top="1.76pt solid #4c4c4c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cell-protect="none" style:print-content="true" fo:padding="2.01pt"/>
    </style:style>
    <style:style style:name="T1" style:family="text">
      <style:text-properties style:text-outline="false" style:font-name-complex="Arial" fo:color="#ff0000" style:font-style-complex="normal" style:font-style-asian="normal" style:font-weight-complex="bold" style:font-weight-asian="bold" style:font-size-complex="16pt" style:font-size-asian="16pt" style:text-line-through-type="none" style:text-underline-style="none" style:text-underline-color="font-color" fo:font-weight="bold" fo:font-size="16pt" fo:text-shadow="none" style:font-name="Arial" style:text-position="0% 100%" fo:font-style="normal"/>
    </style:style>
    <style:style style:name="T2" style:family="text">
      <style:text-properties style:text-outline="false" style:font-name-complex="Arial" style:font-style-complex="normal" style:font-style-asian="normal" style:font-weight-complex="bold" style:font-weight-asian="bold" style:text-line-through-type="none" style:text-underline-style="none" style:text-underline-color="font-color" fo:font-weight="bold" fo:text-shadow="none" style:font-name="Arial" style:text-position="0% 100%" fo:font-style="normal" style:font-size-complex="12pt" fo:font-size="12pt" style:font-size-asian="12pt" style:use-window-font-color="true"/>
    </style:style>
    <style:style style:name="T3" style:family="text">
      <style:text-properties style:text-outline="false" style:font-name-complex="Arial" style:font-style-complex="normal" style:font-style-asian="normal" style:font-weight-complex="bold" style:font-weight-asian="bold" style:text-line-through-type="none" style:text-underline-style="none" style:text-underline-color="font-color" fo:font-weight="bold" fo:text-shadow="none" style:font-name="Arial" style:text-position="0% 100%" fo:font-style="normal" style:use-window-font-color="true" fo:font-size="16pt" style:font-size-asian="16pt" style:font-size-complex="16pt"/>
    </style:style>
    <style:style style:name="T4" style:family="text">
      <style:text-properties style:text-outline="false" style:font-name-complex="Arial" style:font-style-complex="normal" style:font-style-asian="normal" style:font-weight-complex="bold" style:font-weight-asian="bold" style:text-line-through-type="none" style:text-underline-style="none" style:text-underline-color="font-color" fo:font-weight="bold" fo:text-shadow="none" style:font-name="Arial" style:text-position="0% 100%" fo:font-style="normal" style:use-window-font-color="true" fo:font-size="12pt" style:font-size-asian="12pt" style:font-size-complex="12pt"/>
    </style:style>
    <style:style style:name="T5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UC -C.C. 2017" table:style-name="ta1">
        <office:forms form:automatic-focus="false" form:apply-design-mode="false"/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number-columns-repeated="253" table:default-cell-style-name="ce63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Dott.ssa Antonietta Porcelli</text:p>
          </table:table-cell>
          <table:table-cell table:style-name="ce2"/>
          <table:table-cell table:style-name="ce77"/>
          <table:table-cell table:style-name="ce93" table:number-columns-repeated="1021"/>
        </table:table-row>
        <table:table-row table:style-name="ro2">
          <table:table-cell table:style-name="ce2" table:number-columns-repeated="3"/>
          <table:table-cell table:style-name="ce93" table:number-columns-repeated="1021"/>
        </table:table-row>
        <table:table-row table:style-name="ro3">
          <table:table-cell table:style-name="ce3" office:value-type="string" calcext:value-type="string" table:number-columns-spanned="3" table:number-rows-spanned="1">
            <text:p>DELIBERE ADOTTATE  DAL    <text:span text:style-name="T1">C. C.</text:span><text:span text:style-name="T2">   </text:span><text:span text:style-name="T3">2017  - </text:span><text:span text:style-name="T4">  (Amm.ne  BOTTARO)</text:span></text:p>
          </table:table-cell>
          <table:covered-table-cell table:number-columns-repeated="2" table:style-name="ce64"/>
          <table:table-cell table:style-name="ce93" table:number-columns-repeated="1021"/>
        </table:table-row>
        <table:table-row table:style-name="ro4">
          <table:table-cell table:style-name="ce2" table:number-columns-repeated="2"/>
          <table:table-cell table:style-name="ce77"/>
          <table:table-cell table:style-name="ce93" table:number-columns-repeated="1021"/>
        </table:table-row>
        <table:table-header-rows>
          <table:table-row table:style-name="ro5">
            <table:table-cell table:style-name="ce4" office:value-type="string" calcext:value-type="string">
              <text:p>NUMERO DELIBERA</text:p>
            </table:table-cell>
            <table:table-cell table:style-name="ce65" office:value-type="string" calcext:value-type="string">
              <text:p>DATA SEDUTA</text:p>
            </table:table-cell>
            <table:table-cell table:style-name="ce78" office:value-type="string" calcext:value-type="string">
              <text:p>OGGETTO</text:p>
            </table:table-cell>
            <table:table-cell table:style-name="ce93" table:number-columns-repeated="1021"/>
          </table:table-row>
        </table:table-header-rows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66" office:value-type="date" office:date-value="2017-01-09" calcext:value-type="date">
            <text:p>9 Jan 17</text:p>
          </table:table-cell>
          <table:table-cell table:style-name="ce79" office:value-type="string" calcext:value-type="string">
            <text:p>INTERVENTI <text:s/>PRELIMINARI</text:p>
          </table:table-cell>
          <table:table-cell table:number-columns-repeated="1021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67" office:value-type="date" office:date-value="2017-01-09" calcext:value-type="date">
            <text:p>9 Jan 17</text:p>
          </table:table-cell>
          <table:table-cell table:style-name="ce80" office:value-type="string" calcext:value-type="string">
            <text:p>Mozione ai sensi dell'art. 25 Regolamento del Consiglio Comunale in merito al sistema di rendicondazione delle spese sostenute per la crisi migranti.</text:p>
          </table:table-cell>
          <table:table-cell table:number-columns-repeated="1021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67" office:value-type="date" office:date-value="2017-01-09" calcext:value-type="date">
            <text:p>9 Jan 17</text:p>
          </table:table-cell>
          <table:table-cell table:style-name="ce81" office:value-type="string" calcext:value-type="string">
            <text:p>Convenzione tra il Comune di Trani edi il Comune di Bisceglie per la partecipazione in forma associata al programma sperimentale nazionale di mobilità sostenibile (Legge n. 221/2015 art. 5).</text:p>
          </table:table-cell>
          <table:table-cell table:number-columns-repeated="1021"/>
        </table:table-row>
        <table:table-row table:style-name="ro6">
          <table:table-cell table:style-name="ce8" office:value-type="float" office:value="4" calcext:value-type="float">
            <text:p>4</text:p>
          </table:table-cell>
          <table:table-cell table:style-name="ce67" office:value-type="date" office:date-value="2017-01-09" calcext:value-type="date">
            <text:p>9 Jan 17</text:p>
          </table:table-cell>
          <table:table-cell table:style-name="ce80" office:value-type="string" calcext:value-type="string">
            <text:p>"Regolamento Comunale per il servizio di taxi, di noleggio con conducente e autovettura fino a nove posti e di noleggio con conducente ed ambulanza", approvato con delibera di Consiglio Comunale n. 57 del 28/7/2016. Modificazione.</text:p>
          </table:table-cell>
          <table:table-cell table:number-columns-repeated="1021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68" office:value-type="date" office:date-value="2017-01-09" calcext:value-type="date">
            <text:p>9 Jan 17</text:p>
          </table:table-cell>
          <table:table-cell table:style-name="ce82" office:value-type="string" calcext:value-type="string">
            <text:p>"Approvazione Regolamento per la organizzazione ed il funzionamento del Palazzo delle Arti  "Beltrani" ed annessa Pinacoteca  "Ivo Scaringi".  <text:span text:style-name="T5">RITIRO </text:span></text:p>
          </table:table-cell>
          <table:table-cell table:number-columns-repeated="1021"/>
        </table:table-row>
        <table:table-row table:style-name="ro6">
          <table:table-cell table:style-name="ce10" office:value-type="float" office:value="6" calcext:value-type="float">
            <text:p>6</text:p>
          </table:table-cell>
          <table:table-cell table:style-name="ce69" office:value-type="date" office:date-value="2017-02-01" calcext:value-type="date">
            <text:p>1 Feb 17</text:p>
          </table:table-cell>
          <table:table-cell table:style-name="ce83" office:value-type="string" calcext:value-type="string">
            <text:p>INTERVENTI <text:s/>PRELIMINARI</text:p>
          </table:table-cell>
          <table:table-cell table:number-columns-repeated="1021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67" office:value-type="date" office:date-value="2017-02-01" calcext:value-type="date">
            <text:p>1 Feb 17</text:p>
          </table:table-cell>
          <table:table-cell table:style-name="ce81" office:value-type="string" calcext:value-type="string">
            <text:p>Approvazione verbali sedute precedenti. (21 e 29 dicembre 2016 e 9 gennaio 2017)</text:p>
          </table:table-cell>
          <table:table-cell table:number-columns-repeated="1021"/>
        </table:table-row>
        <table:table-row table:style-name="ro6">
          <table:table-cell table:style-name="ce12" office:value-type="float" office:value="8" calcext:value-type="float">
            <text:p>8</text:p>
          </table:table-cell>
          <table:table-cell table:style-name="ce67" office:value-type="date" office:date-value="2017-02-01" calcext:value-type="date">
            <text:p>1 Feb 17</text:p>
          </table:table-cell>
          <table:table-cell table:style-name="ce80" office:value-type="string" calcext:value-type="string">
            <text:p>Definizione agevolata delle entrate comunali non riscosse a seguito della notifica di ingiunzioni di pagamento (art. 6 D.L. n. 193/2016). Approvazione Regolamento. <text:span text:style-name="T6"> RITIRO</text:span></text:p>
          </table:table-cell>
          <table:table-cell table:number-columns-repeated="1021"/>
        </table:table-row>
        <table:table-row table:style-name="ro6">
          <table:table-cell table:style-name="ce13" office:value-type="float" office:value="9" calcext:value-type="float">
            <text:p>9</text:p>
          </table:table-cell>
          <table:table-cell table:style-name="ce68" office:value-type="date" office:date-value="2017-02-01" calcext:value-type="date">
            <text:p>1 Feb 17</text:p>
          </table:table-cell>
          <table:table-cell table:style-name="ce82" office:value-type="string" calcext:value-type="string">
            <text:p>Mancato pagamento quote annuali di partecipazione all'Autorità Idrica Pugliese ATO Puglia - Bari anni 2012 - 2013 - 2014 - 2015. <text:s/>Riconoscimento debito fuori Bilancio ex art. 194, comma 1, lett e) del D. Lgs. N. 267 del 18/8/2000.</text:p>
          </table:table-cell>
          <table:table-cell table:number-columns-repeated="1021"/>
        </table:table-row>
        <table:table-row table:style-name="ro6">
          <table:table-cell table:style-name="ce14" office:value-type="float" office:value="10" calcext:value-type="float">
            <text:p>10</text:p>
          </table:table-cell>
          <table:table-cell table:style-name="ce69" office:value-type="date" office:date-value="2017-02-17" calcext:value-type="date">
            <text:p>17 Feb 17</text:p>
          </table:table-cell>
          <table:table-cell table:style-name="ce79" office:value-type="string" calcext:value-type="string">
            <text:p>INTERVENTI <text:s/>PRELIMINARI</text:p>
          </table:table-cell>
          <table:table-cell table:number-columns-repeated="1021"/>
        </table:table-row>
        <table:table-row table:style-name="ro6">
          <table:table-cell table:style-name="ce15" office:value-type="float" office:value="11" calcext:value-type="float">
            <text:p>11</text:p>
          </table:table-cell>
          <table:table-cell table:style-name="ce68" office:value-type="date" office:date-value="2017-02-17" calcext:value-type="date">
            <text:p>17 Feb 17</text:p>
          </table:table-cell>
          <table:table-cell table:style-name="ce84" office:value-type="string" calcext:value-type="string">
            <text:p>Approvazione convenzione per la costituzione e gestione in forma associata di un'Associazione ex art.30 del D.Lgs n.2622000, denominata "Associazione Puglia lmperiale", tra i Comuni pugliesi di:Andria,Barletta,Bisceglie, Canosa di Puglia, Corato, Margherita di Savoia, Minervino Murge, Ruvo di Puglia, San Ferdinando di Puglia, Spinazzola,Terlizzi, Trani e Trinitapoli.</text:p>
          </table:table-cell>
          <table:table-cell table:number-columns-repeated="1021"/>
        </table:table-row>
        <table:table-row table:style-name="ro6">
          <table:table-cell table:style-name="ce16" office:value-type="float" office:value="12" calcext:value-type="float">
            <text:p>12</text:p>
          </table:table-cell>
          <table:table-cell table:style-name="ce69" office:value-type="date" office:date-value="2017-03-09" calcext:value-type="date">
            <text:p>9 Mar 17</text:p>
          </table:table-cell>
          <table:table-cell table:style-name="ce85" office:value-type="string" calcext:value-type="string">
            <text:p>Interventi preliminari.</text:p>
          </table:table-cell>
          <table:table-cell table:number-columns-repeated="1021"/>
        </table:table-row>
        <table:table-row table:style-name="ro6">
          <table:table-cell table:style-name="ce17" office:value-type="float" office:value="13" calcext:value-type="float">
            <text:p>13</text:p>
          </table:table-cell>
          <table:table-cell table:style-name="ce67" office:value-type="date" office:date-value="2017-03-09" calcext:value-type="date">
            <text:p>9 Mar 17</text:p>
          </table:table-cell>
          <table:table-cell table:style-name="ce86" office:value-type="string" calcext:value-type="string">
            <text:p>Proposta di mozione ai sensi dell'art.2 del Regolamento del Consiglio Comunale - Trani sicura'</text:p>
          </table:table-cell>
          <table:table-cell table:number-columns-repeated="1021"/>
        </table:table-row>
        <table:table-row table:style-name="ro6">
          <table:table-cell table:style-name="ce18" office:value-type="float" office:value="14" calcext:value-type="float">
            <text:p>14</text:p>
          </table:table-cell>
          <table:table-cell table:style-name="ce67" office:value-type="date" office:date-value="2017-03-09" calcext:value-type="date">
            <text:p>9 Mar 17</text:p>
          </table:table-cell>
          <table:table-cell table:style-name="ce86" office:value-type="string" calcext:value-type="string">
            <text:p>Decreto sindacale prot. N.6369 del 15.02.2O17 rubricato Tavolo permanente per la sicurezza e la legalità. Istituzione. Presa d'atto e indirizzi.</text:p>
          </table:table-cell>
          <table:table-cell table:style-name="ce62" table:number-columns-repeated="1021"/>
        </table:table-row>
        <table:table-row table:style-name="ro6">
          <table:table-cell table:style-name="ce19" office:value-type="float" office:value="15" calcext:value-type="float">
            <text:p>15</text:p>
          </table:table-cell>
          <table:table-cell table:style-name="ce67" office:value-type="date" office:date-value="2017-03-09" calcext:value-type="date">
            <text:p>9 Mar 17</text:p>
          </table:table-cell>
          <table:table-cell table:style-name="ce86" office:value-type="string" calcext:value-type="string">
            <text:p>REGOLAMENTO I.U.C.-TARI. Modifica in tema di scadenze.</text:p>
          </table:table-cell>
          <table:table-cell table:style-name="ce62" table:number-columns-repeated="1021"/>
        </table:table-row>
        <table:table-row table:style-name="ro6">
          <table:table-cell table:style-name="ce20" office:value-type="float" office:value="16" calcext:value-type="float">
            <text:p>16</text:p>
          </table:table-cell>
          <table:table-cell table:style-name="ce67" office:value-type="date" office:date-value="2017-03-09" calcext:value-type="date">
            <text:p>9 Mar 17</text:p>
          </table:table-cell>
          <table:table-cell table:style-name="ce86" office:value-type="string" calcext:value-type="string">
            <text:p>Imposta Unica Comunale (I.U.C.) componente TARI, determinazioni in materia di scadende e riscossione anno 2017.</text:p>
          </table:table-cell>
          <table:table-cell table:style-name="ce62" table:number-columns-repeated="1021"/>
        </table:table-row>
        <table:table-row table:style-name="ro6">
          <table:table-cell table:style-name="ce21" office:value-type="float" office:value="17" calcext:value-type="float">
            <text:p>17</text:p>
          </table:table-cell>
          <table:table-cell table:style-name="ce68" office:value-type="date" office:date-value="2017-03-09" calcext:value-type="date">
            <text:p>9 Mar 17</text:p>
          </table:table-cell>
          <table:table-cell table:style-name="ce84" office:value-type="string" calcext:value-type="string">
            <text:p>Definizione agevolata delle entrate comunali non riscosse a seguito della notifica di ingiunzioni di pagamento (art.6 D.L.n.193/2016). Approvazione Regolamento.</text:p>
          </table:table-cell>
          <table:table-cell table:style-name="ce62" table:number-columns-repeated="1021"/>
        </table:table-row>
        <table:table-row table:style-name="ro6">
          <table:table-cell table:style-name="ce22" office:value-type="float" office:value="18" calcext:value-type="float">
            <text:p>18</text:p>
          </table:table-cell>
          <table:table-cell table:style-name="ce69" office:value-type="date" office:date-value="2017-03-31" calcext:value-type="date">
            <text:p>31 Mar 17</text:p>
          </table:table-cell>
          <table:table-cell table:style-name="ce79" office:value-type="string" calcext:value-type="string">
            <text:p>INTERVENTI <text:s/>PRELIMINARI</text:p>
          </table:table-cell>
          <table:table-cell table:style-name="ce62" table:number-columns-repeated="1021"/>
        </table:table-row>
        <table:table-row table:style-name="ro6">
          <table:table-cell table:style-name="ce23" office:value-type="float" office:value="19" calcext:value-type="float">
            <text:p>19</text:p>
          </table:table-cell>
          <table:table-cell table:style-name="ce67" office:value-type="date" office:date-value="2017-03-31" calcext:value-type="date">
            <text:p>31 Mar 17</text:p>
          </table:table-cell>
          <table:table-cell table:style-name="ce86" office:value-type="string" calcext:value-type="string">
            <text:p>Imposta Unica Comunale (IUC): Approvazione aliquote IMU anno 2017.</text:p>
          </table:table-cell>
          <table:table-cell table:style-name="ce62" table:number-columns-repeated="1021"/>
        </table:table-row>
        <table:table-row table:style-name="ro6">
          <table:table-cell table:style-name="ce24" office:value-type="float" office:value="20" calcext:value-type="float">
            <text:p>20</text:p>
          </table:table-cell>
          <table:table-cell table:style-name="ce67" office:value-type="date" office:date-value="2017-03-31" calcext:value-type="date">
            <text:p>31 Mar 17</text:p>
          </table:table-cell>
          <table:table-cell table:style-name="ce86" office:value-type="string" calcext:value-type="string">
            <text:p>Determinazione aliquota dell'addizionale comunale all'imposta sul reddito delle persone fisiche per l'anno di imposta 2017. Conferma aliquote.</text:p>
          </table:table-cell>
          <table:table-cell table:style-name="ce62" table:number-columns-repeated="1021"/>
        </table:table-row>
        <table:table-row table:style-name="ro6">
          <table:table-cell table:style-name="ce25" office:value-type="float" office:value="21" calcext:value-type="float">
            <text:p>21</text:p>
          </table:table-cell>
          <table:table-cell table:style-name="ce67" office:value-type="date" office:date-value="2017-03-31" calcext:value-type="date">
            <text:p>31 Mar 17</text:p>
          </table:table-cell>
          <table:table-cell table:style-name="ce86" office:value-type="string" calcext:value-type="string">
            <text:p>Imposta Unica Comunale (IUC): Approvato aliquota TASI anno 2017.</text:p>
          </table:table-cell>
          <table:table-cell table:style-name="ce62" table:number-columns-repeated="1021"/>
        </table:table-row>
        <table:table-row table:style-name="ro6">
          <table:table-cell table:style-name="ce26" office:value-type="float" office:value="22" calcext:value-type="float">
            <text:p>22</text:p>
          </table:table-cell>
          <table:table-cell table:style-name="ce67" office:value-type="date" office:date-value="2017-03-31" calcext:value-type="date">
            <text:p>31 Mar 17</text:p>
          </table:table-cell>
          <table:table-cell table:style-name="ce86" office:value-type="string" calcext:value-type="string">
            <text:p>Proposta di deliberazione per il riconoscimento del debito fuori Bilancio ai sensi dell'art.194 del T.U. sull'ordinamento degli Enti Locali, approvato con D.Lgs.18/08/2000,n.267, derivante dalla sentenza n.319/2013 emessa dal Giudice di Pace di Trani in favore della Società A.A. s.p.a.</text:p>
          </table:table-cell>
          <table:table-cell table:style-name="ce62" table:number-columns-repeated="1021"/>
        </table:table-row>
        <table:table-row table:style-name="ro6">
          <table:table-cell table:style-name="ce27" office:value-type="float" office:value="23" calcext:value-type="float">
            <text:p>23</text:p>
          </table:table-cell>
          <table:table-cell table:style-name="ce67" office:value-type="date" office:date-value="2017-03-31" calcext:value-type="date">
            <text:p>31 Mar 17</text:p>
          </table:table-cell>
          <table:table-cell table:style-name="ce86" office:value-type="string" calcext:value-type="string">
            <text:p>Proposta di deliberazione per il riconoscimento del debito fuori bilancio ai sensi dell'art.194 del T.U. sull'ordinamento degli Enti Locali, approvato con D.Lgs.18/08/2000,n.267,derivante dalla sentenza n.545/2016 emessa dal Giudice di Pace di Trani in favore del sig.P.M.</text:p>
          </table:table-cell>
          <table:table-cell table:style-name="ce62" table:number-columns-repeated="1021"/>
        </table:table-row>
        <table:table-row table:style-name="ro6">
          <table:table-cell table:style-name="ce28" office:value-type="float" office:value="24" calcext:value-type="float">
            <text:p>24</text:p>
          </table:table-cell>
          <table:table-cell table:style-name="ce67" office:value-type="date" office:date-value="2017-03-31" calcext:value-type="date">
            <text:p>31 Mar 17</text:p>
          </table:table-cell>
          <table:table-cell table:style-name="ce86" office:value-type="string" calcext:value-type="string">
            <text:p>Riconoscimento del debito fuori Bilancio ex art.194,comma 1,lett.e)del D.Lgs.n.267/2000. Competenze maturate dalla ditta SECA s.r.l. relative all'utilizzo del fotocopiatore in uso presso l'Ufficio Tributi. RITIRO.</text:p>
          </table:table-cell>
          <table:table-cell table:style-name="ce62" table:number-columns-repeated="1021"/>
        </table:table-row>
        <table:table-row table:style-name="ro6">
          <table:table-cell table:style-name="ce29" office:value-type="float" office:value="25" calcext:value-type="float">
            <text:p>25</text:p>
          </table:table-cell>
          <table:table-cell table:style-name="ce67" office:value-type="date" office:date-value="2017-03-31" calcext:value-type="date">
            <text:p>31 Mar 17</text:p>
          </table:table-cell>
          <table:table-cell table:style-name="ce86" office:value-type="string" calcext:value-type="string">
            <text:p>Approvazione verbali seduta precedente.(01/02/2017).</text:p>
          </table:table-cell>
          <table:table-cell table:style-name="ce62" table:number-columns-repeated="1021"/>
        </table:table-row>
        <table:table-row table:style-name="ro6">
          <table:table-cell table:style-name="ce30" office:value-type="float" office:value="26" calcext:value-type="float">
            <text:p>26</text:p>
          </table:table-cell>
          <table:table-cell table:style-name="ce70" office:value-type="date" office:date-value="2017-03-31" calcext:value-type="date">
            <text:p>31 Mar 17</text:p>
          </table:table-cell>
          <table:table-cell table:style-name="ce87" office:value-type="string" calcext:value-type="string">
            <text:p>Approvazione <text:s text:c="2"/>P.E.F. <text:s/>Relativo al servizio di igiene urbana anno 2017 <text:s/>(SEDUTA DESERTA).</text:p>
          </table:table-cell>
          <table:table-cell table:style-name="ce62" table:number-columns-repeated="1021"/>
        </table:table-row>
        <table:table-row table:style-name="ro6">
          <table:table-cell table:style-name="ce31" office:value-type="float" office:value="27" calcext:value-type="float">
            <text:p>27</text:p>
          </table:table-cell>
          <table:table-cell table:style-name="ce71" office:value-type="date" office:date-value="2017-04-03" calcext:value-type="date">
            <text:p>3 Apr 17</text:p>
          </table:table-cell>
          <table:table-cell table:style-name="ce88" office:value-type="string" calcext:value-type="string">
            <text:p>Approvazione <text:s text:c="2"/>P.E.F. <text:s/>Relativo al servizio di igiene urbana anno 2017 </text:p>
          </table:table-cell>
          <table:table-cell table:style-name="ce62" table:number-columns-repeated="1021"/>
        </table:table-row>
        <table:table-row table:style-name="ro6">
          <table:table-cell table:style-name="ce32" office:value-type="float" office:value="28" calcext:value-type="float">
            <text:p>28</text:p>
          </table:table-cell>
          <table:table-cell table:style-name="ce67" office:value-type="date" office:date-value="2017-04-03" calcext:value-type="date">
            <text:p>3 Apr 17</text:p>
          </table:table-cell>
          <table:table-cell table:style-name="ce81" office:value-type="string" calcext:value-type="string">
            <text:p>Approvazione delle tariffe <text:s/>TARI <text:s/>2017.</text:p>
          </table:table-cell>
          <table:table-cell table:style-name="ce62" table:number-columns-repeated="1021"/>
        </table:table-row>
        <table:table-row table:style-name="ro6">
          <table:table-cell table:style-name="ce33" office:value-type="float" office:value="29" calcext:value-type="float">
            <text:p>29</text:p>
          </table:table-cell>
          <table:table-cell table:style-name="ce67" office:value-type="date" office:date-value="2017-04-03" calcext:value-type="date">
            <text:p>3 Apr 17</text:p>
          </table:table-cell>
          <table:table-cell table:style-name="ce80" office:value-type="string" calcext:value-type="string">
            <text:p><text:s text:c="2"/>"Approvazione <text:s/>DUP <text:s/>2017 / 2019. Aggiornato" - RITIRO</text:p>
          </table:table-cell>
          <table:table-cell table:style-name="ce62" table:number-columns-repeated="1021"/>
        </table:table-row>
        <table:table-row table:style-name="ro6">
          <table:table-cell table:style-name="ce34" office:value-type="float" office:value="30" calcext:value-type="float">
            <text:p>30</text:p>
          </table:table-cell>
          <table:table-cell table:style-name="ce70" office:value-type="date" office:date-value="2017-04-03" calcext:value-type="date">
            <text:p>3 Apr 17</text:p>
          </table:table-cell>
          <table:table-cell table:style-name="ce87" office:value-type="string" calcext:value-type="string">
            <text:p>Riconoscimento <text:s/>debito fuori Bilancio ex art.194 c. 1 lett. a) D. Lgs n. 267/2000. Sentenze Commissione Tributaria Provinciale di Bari RGR 2315/12/15, RGR 2317/12/15, RGR 2318/12/15, RGR 2854/16.</text:p>
          </table:table-cell>
          <table:table-cell table:style-name="ce62" table:number-columns-repeated="1021"/>
        </table:table-row>
        <table:table-row table:style-name="ro6">
          <table:table-cell table:style-name="ce35" office:value-type="float" office:value="31" calcext:value-type="float">
            <text:p>31</text:p>
          </table:table-cell>
          <table:table-cell table:style-name="ce71" office:value-type="date" office:date-value="2017-04-26" calcext:value-type="date">
            <text:p>26 Apr 17</text:p>
          </table:table-cell>
          <table:table-cell table:style-name="ce85" office:value-type="string" calcext:value-type="string">
            <text:p>Approvazione verbali sedute precedenti.(17/02/2017 - 09.03.2017)</text:p>
          </table:table-cell>
          <table:table-cell table:style-name="ce62" table:number-columns-repeated="1021"/>
        </table:table-row>
        <table:table-row table:style-name="ro6">
          <table:table-cell table:style-name="ce36" office:value-type="float" office:value="32" calcext:value-type="float">
            <text:p>32</text:p>
          </table:table-cell>
          <table:table-cell table:style-name="ce67" office:value-type="date" office:date-value="2017-04-26" calcext:value-type="date">
            <text:p>26 Apr 17</text:p>
          </table:table-cell>
          <table:table-cell table:style-name="ce86" office:value-type="string" calcext:value-type="string">
            <text:p>Approvazione D.U.P. 2017-2019.Aggiornato.</text:p>
          </table:table-cell>
          <table:table-cell table:style-name="ce62" table:number-columns-repeated="1021"/>
        </table:table-row>
        <table:table-row table:style-name="ro6">
          <table:table-cell table:style-name="ce37" office:value-type="float" office:value="33" calcext:value-type="float">
            <text:p>33</text:p>
          </table:table-cell>
          <table:table-cell table:style-name="ce67" office:value-type="date" office:date-value="2017-04-26" calcext:value-type="date">
            <text:p>26 Apr 17</text:p>
          </table:table-cell>
          <table:table-cell table:style-name="ce86" office:value-type="string" calcext:value-type="string">
            <text:p>Programma Triennale dei lavori pubblici 2017-2019, dell'elenco annuale dei lavori pubblici e del programma annuale per l'acquisizione di beni e servizi. Approvazione.</text:p>
          </table:table-cell>
          <table:table-cell table:style-name="ce62" table:number-columns-repeated="1021"/>
        </table:table-row>
        <table:table-row table:style-name="ro7">
          <table:table-cell table:style-name="ce38" office:value-type="float" office:value="34" calcext:value-type="float">
            <text:p>34</text:p>
          </table:table-cell>
          <table:table-cell table:style-name="ce67" office:value-type="date" office:date-value="2017-04-26" calcext:value-type="date">
            <text:p>26 Apr 17</text:p>
          </table:table-cell>
          <table:table-cell table:style-name="ce86" office:value-type="string" calcext:value-type="string">
            <text:p>Art.58 D.L.2516108 n.112, convertito an L.n.133 del 6/8108 e successive modifiche ed integrazioni "Ricognizione e valorizzazione del Patrimonio Immobiliare di Regioni, Comuni ed altri Enti Locali. Individuazione dei singoli beni immobili non strumentali all'esercizio delle funzioni istituzionali, suscettibili di valorizzazioni ovvero di dismissione costituenti -Il Piano delle alienazioni e valorizzazione immobiliari- da allegare al bilancio di previsione finanziaria anno 2017. Approvazione.</text:p>
          </table:table-cell>
          <table:table-cell table:style-name="ce62" table:number-columns-repeated="1021"/>
        </table:table-row>
        <table:table-row table:style-name="ro6">
          <table:table-cell table:style-name="ce39" office:value-type="float" office:value="35" calcext:value-type="float">
            <text:p>35</text:p>
          </table:table-cell>
          <table:table-cell table:style-name="ce67" office:value-type="date" office:date-value="2017-04-26" calcext:value-type="date">
            <text:p>26 Apr 17</text:p>
          </table:table-cell>
          <table:table-cell table:style-name="ce86" office:value-type="string" calcext:value-type="string">
            <text:p>Approvazione schema di Bilancio di previsione Finanziario per il triennio 2017/19 e suoi allegati, ai sensi dell'art.151, comma 1 D.Lgs. 267/2000 e smi.</text:p>
          </table:table-cell>
          <table:table-cell table:style-name="ce62" table:number-columns-repeated="1021"/>
        </table:table-row>
        <table:table-row table:style-name="ro6">
          <table:table-cell table:style-name="ce40" office:value-type="float" office:value="36" calcext:value-type="float">
            <text:p>36</text:p>
          </table:table-cell>
          <table:table-cell table:style-name="ce67" office:value-type="date" office:date-value="2017-04-26" calcext:value-type="date">
            <text:p>26 Apr 17</text:p>
          </table:table-cell>
          <table:table-cell table:style-name="ce86" office:value-type="string" calcext:value-type="string">
            <text:p>Adozione della Carta di Avviso Pubblico.</text:p>
          </table:table-cell>
          <table:table-cell table:style-name="ce62" table:number-columns-repeated="1021"/>
        </table:table-row>
        <table:table-row table:style-name="ro6">
          <table:table-cell table:style-name="ce41" office:value-type="float" office:value="37" calcext:value-type="float">
            <text:p>37</text:p>
          </table:table-cell>
          <table:table-cell table:style-name="ce67" office:value-type="date" office:date-value="2017-04-26" calcext:value-type="date">
            <text:p>26 Apr 17</text:p>
          </table:table-cell>
          <table:table-cell table:style-name="ce86" office:value-type="string" calcext:value-type="string">
            <text:p>Garante dei diritti delle persone private della libertà personale. Approvazione Regolamento.</text:p>
          </table:table-cell>
          <table:table-cell table:style-name="ce62" table:number-columns-repeated="1021"/>
        </table:table-row>
        <table:table-row table:style-name="ro6">
          <table:table-cell table:style-name="ce42" office:value-type="float" office:value="38" calcext:value-type="float">
            <text:p>38</text:p>
          </table:table-cell>
          <table:table-cell table:style-name="ce67" office:value-type="date" office:date-value="2017-04-26" calcext:value-type="date">
            <text:p>26 Apr 17</text:p>
          </table:table-cell>
          <table:table-cell table:style-name="ce86" office:value-type="string" calcext:value-type="string">
            <text:p>Interventi preliminari.</text:p>
          </table:table-cell>
          <table:table-cell table:style-name="ce62" table:number-columns-repeated="1021"/>
        </table:table-row>
        <table:table-row table:style-name="ro6">
          <table:table-cell table:style-name="ce43" office:value-type="float" office:value="39" calcext:value-type="float">
            <text:p>39</text:p>
          </table:table-cell>
          <table:table-cell table:style-name="ce67" office:value-type="date" office:date-value="2017-05-26" calcext:value-type="date">
            <text:p>26 May 17</text:p>
          </table:table-cell>
          <table:table-cell table:style-name="ce86" office:value-type="string" calcext:value-type="string">
            <text:p>Approvazione verbali sedute precedenti.31.03.2017 - 04.04.2017</text:p>
          </table:table-cell>
          <table:table-cell table:style-name="ce62" table:number-columns-repeated="1021"/>
        </table:table-row>
        <table:table-row table:style-name="ro6">
          <table:table-cell table:style-name="ce44" office:value-type="float" office:value="40" calcext:value-type="float">
            <text:p>40</text:p>
          </table:table-cell>
          <table:table-cell table:style-name="ce67" office:value-type="date" office:date-value="2017-05-26" calcext:value-type="date">
            <text:p>26 May 17</text:p>
          </table:table-cell>
          <table:table-cell table:style-name="ce86" office:value-type="string" calcext:value-type="string">
            <text:p>Schema di regolamento sulle modalità di esercizio del "Controllo Analogo" sulle Società Partecipate in house del Comune di Trani. (Diserzione in corso di seduta).</text:p>
          </table:table-cell>
          <table:table-cell table:style-name="ce62" table:number-columns-repeated="1021"/>
        </table:table-row>
        <table:table-row table:style-name="ro6">
          <table:table-cell table:style-name="ce45" office:value-type="float" office:value="41" calcext:value-type="float">
            <text:p>41</text:p>
          </table:table-cell>
          <table:table-cell table:style-name="ce67" office:value-type="date" office:date-value="2017-05-29" calcext:value-type="date">
            <text:p>29 May 17</text:p>
          </table:table-cell>
          <table:table-cell table:style-name="ce86" office:value-type="string" calcext:value-type="string">
            <text:p>SCHEMA DI REGOLAMENTO SULLE MODALITA DI ESERCIZIO DEL CONTROLLO ANALOGO SULLA SOCIETA PARTECIPATE IN HOUSE DEL COMUNE DI TRANI.</text:p>
          </table:table-cell>
          <table:table-cell table:style-name="ce62" table:number-columns-repeated="1021"/>
        </table:table-row>
        <table:table-row table:style-name="ro6">
          <table:table-cell table:style-name="ce46" office:value-type="float" office:value="42" calcext:value-type="float">
            <text:p>42</text:p>
          </table:table-cell>
          <table:table-cell table:style-name="ce67" office:value-type="date" office:date-value="2017-05-29" calcext:value-type="date">
            <text:p>29 May 17</text:p>
          </table:table-cell>
          <table:table-cell table:style-name="ce86" office:value-type="string" calcext:value-type="string">
            <text:p>Rinegoziazione dei prestiti ordinari della Cassa Depositi e Prestiti S.p.A., ai sensi dell'art.1 comma 440' della legge 11/12/2016 n.232</text:p>
          </table:table-cell>
          <table:table-cell table:style-name="ce62" table:number-columns-repeated="1021"/>
        </table:table-row>
        <table:table-row table:style-name="ro6">
          <table:table-cell table:style-name="ce47" office:value-type="float" office:value="43" calcext:value-type="float">
            <text:p>43</text:p>
          </table:table-cell>
          <table:table-cell table:style-name="ce67" office:value-type="date" office:date-value="2017-05-29" calcext:value-type="date">
            <text:p>29 May 17</text:p>
          </table:table-cell>
          <table:table-cell table:style-name="ce86" office:value-type="string" calcext:value-type="string">
            <text:p>Variazione al Bilancio di previsione finanziano 2017/2019 (art.175, comma 2, del D.LGS n.267/2000) a seguito dei prestiti ordinari della Cassa Depositi e Prestiti S.p.A., ai sensi dell'art.1, comma 440, della Legge 11/12/2016, n.232</text:p>
          </table:table-cell>
          <table:table-cell table:style-name="ce62" table:number-columns-repeated="1021"/>
        </table:table-row>
        <table:table-row table:style-name="ro6">
          <table:table-cell table:style-name="ce48" office:value-type="float" office:value="44" calcext:value-type="float">
            <text:p>44</text:p>
          </table:table-cell>
          <table:table-cell table:style-name="ce67" office:value-type="date" office:date-value="2017-06-09" calcext:value-type="date">
            <text:p>9 Jun 17</text:p>
          </table:table-cell>
          <table:table-cell table:style-name="ce86" office:value-type="string" calcext:value-type="string">
            <text:p>Seduta deserta.</text:p>
          </table:table-cell>
          <table:table-cell table:style-name="ce62" table:number-columns-repeated="1021"/>
        </table:table-row>
        <table:table-row table:style-name="ro6">
          <table:table-cell table:style-name="ce49" office:value-type="float" office:value="45" calcext:value-type="float">
            <text:p>45</text:p>
          </table:table-cell>
          <table:table-cell table:style-name="ce67" office:value-type="date" office:date-value="2017-06-12" calcext:value-type="date">
            <text:p>12 Jun 17</text:p>
          </table:table-cell>
          <table:table-cell table:style-name="ce86" office:value-type="string" calcext:value-type="string">
            <text:p>Esame ed approvazione Rendiconto per l'esercizio 2016 e suoi allegati.</text:p>
          </table:table-cell>
          <table:table-cell table:style-name="ce62" table:number-columns-repeated="1021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67" office:value-type="date" office:date-value="2017-06-12" calcext:value-type="date">
            <text:p>12 Jun 17</text:p>
          </table:table-cell>
          <table:table-cell table:style-name="ce86" office:value-type="string" calcext:value-type="string">
            <text:p>Comunicazione delibera di G.C.n.75 del 12.05.2017 con prelevamento dal fondo di riserva.</text:p>
          </table:table-cell>
          <table:table-cell table:style-name="ce62" table:number-columns-repeated="1021"/>
        </table:table-row>
        <table:table-row table:style-name="ro6">
          <table:table-cell table:style-name="ce51" office:value-type="float" office:value="47" calcext:value-type="float">
            <text:p>47</text:p>
          </table:table-cell>
          <table:table-cell table:style-name="ce72" office:value-type="date" office:date-value="2017-07-28" calcext:value-type="date">
            <text:p>28 Jul 17</text:p>
          </table:table-cell>
          <table:table-cell table:style-name="ce89" office:value-type="string" calcext:value-type="string">
            <text:p>Interventi preliminari.</text:p>
          </table:table-cell>
          <table:table-cell table:style-name="ce62" table:number-columns-repeated="1021"/>
        </table:table-row>
        <table:table-row table:style-name="ro6">
          <table:table-cell table:style-name="ce52" office:value-type="float" office:value="48" calcext:value-type="float">
            <text:p>48</text:p>
          </table:table-cell>
          <table:table-cell table:style-name="ce72" office:value-type="date" office:date-value="2017-07-28" calcext:value-type="date">
            <text:p>28 Jul 17</text:p>
          </table:table-cell>
          <table:table-cell table:style-name="ce89" office:value-type="string" calcext:value-type="string">
            <text:p>Approvazione verbali seduta precedente. (26 aprile 2017).</text:p>
          </table:table-cell>
          <table:table-cell table:style-name="ce62" table:number-columns-repeated="1021"/>
        </table:table-row>
        <table:table-row table:style-name="ro6">
          <table:table-cell table:style-name="ce53" office:value-type="float" office:value="49" calcext:value-type="float">
            <text:p>49</text:p>
          </table:table-cell>
          <table:table-cell table:style-name="ce72" office:value-type="date" office:date-value="2017-07-28" calcext:value-type="date">
            <text:p>28 Jul 17</text:p>
          </table:table-cell>
          <table:table-cell table:style-name="ce89" office:value-type="string" calcext:value-type="string">
            <text:p>Verifica degli equilibri 2017/2019 e ricognizione dello stato di attuazione dei programmi €x art.193 del TUEL. variazione di assestamento generale delle voci di Bilancio 2017/2019.</text:p>
          </table:table-cell>
          <table:table-cell table:style-name="ce62" table:number-columns-repeated="1021"/>
        </table:table-row>
        <table:table-row table:style-name="ro6">
          <table:table-cell table:style-name="ce54" office:value-type="float" office:value="50" calcext:value-type="float">
            <text:p>50</text:p>
          </table:table-cell>
          <table:table-cell table:style-name="ce72" office:value-type="date" office:date-value="2017-07-28" calcext:value-type="date">
            <text:p>28 Jul 17</text:p>
          </table:table-cell>
          <table:table-cell table:style-name="ce90" office:value-type="string" calcext:value-type="string">
            <text:p>Principio contabile applicato concernente la contabilità economico-patrimoniale (Allegato 4/3 al D.lgs 118/2011. Riclassificazione ed adeguamento dei valori degli elementi patrimoniali ed approvazione conto economico e stato patrimoniale al 31/12/2016</text:p>
          </table:table-cell>
          <table:table-cell table:style-name="ce62" table:number-columns-repeated="1021"/>
        </table:table-row>
        <table:table-row table:style-name="ro6">
          <table:table-cell table:style-name="ce55" office:value-type="float" office:value="51" calcext:value-type="float">
            <text:p>51</text:p>
          </table:table-cell>
          <table:table-cell table:style-name="ce72" office:value-type="date" office:date-value="2017-07-28" calcext:value-type="date">
            <text:p>28 Jul 17</text:p>
          </table:table-cell>
          <table:table-cell table:style-name="ce89" office:value-type="string" calcext:value-type="string">
            <text:p>Statuto AMIU S.P.A. - Approvazione modifiche.</text:p>
          </table:table-cell>
          <table:table-cell table:style-name="ce62" table:number-columns-repeated="1021"/>
        </table:table-row>
        <table:table-row table:style-name="ro6">
          <table:table-cell table:style-name="ce56" office:value-type="float" office:value="52" calcext:value-type="float">
            <text:p>52</text:p>
          </table:table-cell>
          <table:table-cell table:style-name="ce72" office:value-type="date" office:date-value="2017-07-28" calcext:value-type="date">
            <text:p>28 Jul 17</text:p>
          </table:table-cell>
          <table:table-cell table:style-name="ce89" office:value-type="string" calcext:value-type="string">
            <text:p>Affidamento delle attività di riscossione coattiva delle entrate tributarie e patrimoniali proprie del Comune di Trani ad agenzia delle entrate.Riscossione (Soggetto preposto alla riscossione nazionale).</text:p>
          </table:table-cell>
          <table:table-cell table:style-name="ce62" table:number-columns-repeated="1021"/>
        </table:table-row>
        <table:table-row table:style-name="ro6">
          <table:table-cell table:style-name="ce57" office:value-type="float" office:value="53" calcext:value-type="float">
            <text:p>53</text:p>
          </table:table-cell>
          <table:table-cell table:style-name="ce72" office:value-type="date" office:date-value="2017-07-28" calcext:value-type="date">
            <text:p>28 Jul 17</text:p>
          </table:table-cell>
          <table:table-cell table:style-name="ce89" office:value-type="string" calcext:value-type="string">
            <text:p>Approvazione regolamento per l'organizzazione ed il funzionamento del Palazzo delle Arti "Beltrani" ed annessa Pinacoteca "Ivo Scaringi".</text:p>
          </table:table-cell>
          <table:table-cell table:style-name="ce62" table:number-columns-repeated="1021"/>
        </table:table-row>
        <table:table-row table:style-name="ro6">
          <table:table-cell table:style-name="ce58" office:value-type="float" office:value="54" calcext:value-type="float">
            <text:p>54</text:p>
          </table:table-cell>
          <table:table-cell table:style-name="ce72" office:value-type="date" office:date-value="2017-07-28" calcext:value-type="date">
            <text:p>28 Jul 17</text:p>
          </table:table-cell>
          <table:table-cell table:style-name="ce89" office:value-type="string" calcext:value-type="string">
            <text:p>Approvazione Regolamento per il conferimento della cittadinanza Onoraria e Benemerita <text:s text:c="2"/>RITIRO.</text:p>
          </table:table-cell>
          <table:table-cell table:style-name="ce62" table:number-columns-repeated="1021"/>
        </table:table-row>
        <table:table-row table:style-name="ro6">
          <table:table-cell table:style-name="ce59" office:value-type="float" office:value="55" calcext:value-type="float">
            <text:p>55</text:p>
          </table:table-cell>
          <table:table-cell table:style-name="ce73" office:value-type="date" office:date-value="2017-07-28" calcext:value-type="date">
            <text:p>28 Jul 17</text:p>
          </table:table-cell>
          <table:table-cell table:style-name="ce91" office:value-type="string" calcext:value-type="string">
            <text:p>Statuto AMET s.p.a. - Approvazione modifiche con separazione funzionale.</text:p>
          </table:table-cell>
          <table:table-cell table:style-name="ce62" table:number-columns-repeated="1021"/>
        </table:table-row>
        <table:table-row table:style-name="ro6">
          <table:table-cell table:style-name="ce60"/>
          <table:table-cell table:style-name="ce74"/>
          <table:table-cell table:style-name="ce92"/>
          <table:table-cell table:style-name="ce62" table:number-columns-repeated="1021"/>
        </table:table-row>
        <table:table-row table:style-name="ro6" table:number-rows-repeated="19">
          <table:table-cell table:style-name="ce61"/>
          <table:table-cell table:style-name="ce74"/>
          <table:table-cell table:style-name="ce92"/>
          <table:table-cell table:style-name="ce62" table:number-columns-repeated="1021"/>
        </table:table-row>
        <table:table-row table:style-name="ro6" table:number-rows-repeated="11">
          <table:table-cell table:style-name="ce62"/>
          <table:table-cell table:style-name="ce75" table:number-columns-repeated="2"/>
          <table:table-cell table:style-name="ce62" table:number-columns-repeated="1021"/>
        </table:table-row>
        <table:table-row table:style-name="ro6" table:number-rows-repeated="16">
          <table:table-cell/>
          <table:table-cell table:style-name="ce76" table:number-columns-repeated="2"/>
          <table:table-cell table:number-columns-repeated="1021"/>
        </table:table-row>
        <table:table-row table:style-name="ro2">
          <table:table-cell/>
          <table:table-cell table:style-name="ce76" table:number-columns-repeated="2"/>
          <table:table-cell table:number-columns-repeated="1021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Titles" table:base-cell-address="$'BUC -C.C. 2017'.$A$1" table:cell-range-address="$'BUC -C.C. 2017'.$A$5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</number:number-style>
    <number:number-style style:name="N125">
      <number:text>-€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€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L. </number:text>
      <number:number number:decimal-places="0" loext:min-decimal-places="0" number:min-integer-digits="1" number:grouping="true"/>
    </number:number-style>
    <number:number-style style:name="N148">
      <number:text>-L. 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L. 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1P0" style:volatile="true">
      <number:text>L. </number:text>
      <number:number number:decimal-places="2" loext:min-decimal-places="2" number:min-integer-digits="1" number:grouping="true"/>
    </number:number-style>
    <number:number-style style:name="N151">
      <number:text>-L. 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L. 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6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L.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€</number:text>
      <number:number number:decimal-places="0" loext:min-decimal-places="0" number:min-integer-digits="1" number:grouping="true"/>
    </number:number-style>
    <number:number-style style:name="N162">
      <number:text>-€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€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5P0" style:volatile="true">
      <number:text>€</number:text>
      <number:number number:decimal-places="2" loext:min-decimal-places="2" number:min-integer-digits="1" number:grouping="true"/>
    </number:number-style>
    <number:number-style style:name="N165">
      <number:text>-€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number:text>€</number:text>
      <number:number number:decimal-places="2" loext:min-decimal-places="2" number:min-integer-digits="1" number:grouping="true"/>
    </number:number-style>
    <number:number-style style:name="N166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70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€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/>
      <number:text> - </number:text>
      <number:month/>
      <number:text> - </number:text>
      <number:year/>
    </number:date-style>
    <number:date-style style:name="N176">
      <number:day/>
      <number:text>/</number:text>
      <number:month/>
      <number:text>/</number:text>
      <number:year/>
    </number:date-style>
    <number:date-style style:name="N177">
      <number:day/>
      <number:text> </number:text>
      <number:month/>
      <number:text> </number:text>
      <number:year/>
      <number:text> </number:text>
    </number:date-style>
    <number:date-style style:name="N178">
      <number:day/>
      <number:text> </number:text>
      <number:month number:textual="true"/>
      <number:text> </number:text>
      <number:year number:style="long"/>
    </number:date-style>
    <number:date-style style:name="N179">
      <number:day number:style="long"/>
      <number:text> - </number:text>
      <number:month number:style="long"/>
      <number:text> - </number:text>
      <number:year/>
    </number:date-style>
    <number:date-style style:name="N180">
      <number:day number:style="long"/>
      <number:text>-</number:text>
      <number:month number:style="long"/>
      <number:text>-</number:text>
      <number:year/>
    </number:date-style>
    <number:date-style style:name="N181">
      <number:day number:style="long"/>
      <number:text> </number:text>
      <number:month number:textual="true"/>
      <number:text> </number:text>
      <number:year/>
    </number:date-style>
    <number:date-style style:name="N182">
      <number:day number:style="long"/>
      <number:text> </number:text>
      <number:month number:style="long" number:textual="true"/>
      <number:text> </number:text>
      <number:year/>
    </number:date-style>
    <number:date-style style:name="N183">
      <number:day/>
      <number:text>-</number:text>
      <number:month number:textual="true"/>
      <number:text>-</number:text>
      <number:year/>
    </number:date-style>
    <number:date-style style:name="N184">
      <number:day/>
      <number:text> / </number:text>
      <number:month/>
      <number:text> / </number:text>
      <number:year/>
    </number:date-style>
    <number:date-style style:name="N185">
      <number:day/>
      <number:text>-</number:text>
      <number:month/>
      <number:text>-</number:text>
      <number:year/>
    </number:date-style>
    <number:date-style style:name="N186">
      <number:day/>
      <number:text>  </number:text>
      <number:month number:textual="true"/>
      <number:text>       </number:text>
      <number:year number:style="long"/>
    </number:date-style>
    <number:date-style style:name="N187">
      <number:day/>
      <number:text>  </number:text>
      <number:month number:style="long" number:textual="true"/>
      <number:text>      </number:text>
      <number:year number:style="long"/>
    </number:date-style>
    <number:date-style style:name="N188">
      <number:day/>
      <number:text>  </number:text>
      <number:month number:style="long" number:textual="true"/>
      <number:text>                        </number:text>
      <number:year number:style="long"/>
    </number:date-style>
    <number:date-style style:name="N189">
      <number:day number:style="long"/>
      <number:text>  </number:text>
      <number:month number:style="long" number:textual="true"/>
      <number:text>  </number:text>
      <number:year/>
    </number:date-style>
    <number:number-style style:name="N19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2P2" style:volatile="true">
      <loext:text> 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day/>
      <number:text>/</number:text>
      <number:month/>
    </number:date-style>
    <number:date-style style:name="N194">
      <number:day/>
      <number:text> </number:text>
      <number:month number:style="long" number:textual="true"/>
      <number:text> </number:text>
      <number:year number:style="long"/>
    </number:date-style>
    <number:date-style style:name="N195">
      <number:month/>
    </number:date-style>
    <number:date-style style:name="N196">
      <number:day/>
      <number:text> </number:text>
      <number:month number:textual="true"/>
      <number:text> </number:text>
      <number:year/>
    </number:date-style>
    <number:date-style style:name="N197">
      <number:day number:style="long"/>
      <number:text>  </number:text>
      <number:month number:style="long" number:textual="true"/>
      <number:text> </number:text>
      <number:year/>
    </number:date-style>
    <number:date-style style:name="N198">
      <number:month number:textual="true"/>
      <number:text>-</number:text>
      <number:year number:style="long"/>
    </number:date-style>
    <number:date-style style:name="N199">
      <number:day/>
      <number:text>  </number:text>
      <number:month number:style="long" number:textual="true"/>
    </number:date-style>
    <number:date-style style:name="N200">
      <number:day/>
      <number:text>  </number:text>
      <number:month number:textual="true"/>
    </number:date-style>
    <number:number-style style:name="N202P0" style:volatile="true">
      <number:text>Sì</number:text>
    </number:number-style>
    <number:number-style style:name="N202P1" style:volatile="true">
      <number:text>Sì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Vero</number:text>
    </number:number-style>
    <number:number-style style:name="N204P1" style:volatile="true">
      <number:text>Vero</number:text>
    </number:number-style>
    <number:number-style style:name="N204">
      <number:text>Fals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Attivo</number:text>
    </number:number-style>
    <number:number-style style:name="N206P1" style:volatile="true">
      <number:text>Attivo</number:text>
    </number:number-style>
    <number:number-style style:name="N206">
      <number:text>Disattivo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 number:language="en" number:country="US">€</number:currency-symbol>
      <number:text> </number:text>
      <number:number number:decimal-places="5" loext:min-decimal-places="5" number:min-integer-digits="0"/>
      <number:text> </number:text>
    </number:currency-style>
    <number:currency-style style:name="N208">
      <style:text-properties fo:color="#ff0000"/>
      <number:text>(</number:text>
      <number:currency-symbol number:language="en" number:country="US">€</number:currency-symbol>
      <number:text> </number:text>
      <number:number number:decimal-places="5" loext:min-decimal-places="5" number:min-integer-digits="0"/>
      <number:text>)</number:text>
      <style:map style:condition="value()&gt;=0" style:apply-style-name="N20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Colore_20_1" style:display-name="20% - Colore 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Colore_20_2" style:display-name="20% - Colore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Colore_20_3" style:display-name="20% - Colore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Colore_20_4" style:display-name="20% - Colore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Colore_20_5" style:display-name="20% - Colore 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Colore_20_6" style:display-name="20% - Colore 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1" style:display-name="40% - Colore 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2" style:display-name="40% - Colore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3" style:display-name="40% - Colore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4" style:display-name="40% - Colore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5" style:display-name="40% - Colore 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6" style:display-name="40% - Colore 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1" style:display-name="60% - Colore 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2" style:display-name="60% - Colore 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3" style:display-name="60% - Colore 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4" style:display-name="60% - Colore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5" style:display-name="60% - Colore 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6" style:display-name="60% - Colore 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olo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a_20_collegata" style:display-name="Cella collegata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la_20_da_20_controllare" style:display-name="Cella da controllare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olore_20_1" style:display-name="Colore 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lore_20_2" style:display-name="Colore 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lore_20_3" style:display-name="Colore 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lore_20_4" style:display-name="Colore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lore_20_5" style:display-name="Colore 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lore_20_6" style:display-name="Colore 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e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sto_20_avviso" style:display-name="Testo avviso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sto_20_descrittivo" style:display-name="Testo descrittivo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olo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olo_20_1" style:display-name="Titolo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olo_20_2" style:display-name="Titolo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olo_20_3" style:display-name="Titolo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olo_20_4" style:display-name="Titolo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e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alore_20_non_20_valido" style:display-name="Valore non valido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alore_20_valido" style:display-name="Valore valido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2.71pt" fo:margin-bottom="28.35pt" fo:margin-left="42.49pt" fo:margin-right="28.35pt" style:first-page-number="continue" style:scale-to="100%" style:writing-mode="lr-tb"/>
      <style:header-style>
        <style:header-footer-properties svg:height="5.64pt" fo:margin-left="11.34pt" fo:margin-right="25.51pt" fo:margin-bottom="0pt"/>
      </style:header-style>
      <style:footer-style>
        <style:header-footer-properties fo:min-height="21.26pt" fo:margin-left="11.34pt" fo:margin-right="25.51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15:55:41.510705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C_20_-C.C._20_2017" style:display-name="PageStyle_BUC -C.C. 2017" style:page-layout-name="Mpm3">
      <style:header>
        <style:region-right>
          <text:p><text:span text:style-name="MT1"><text:page-number>1</text:page-number></text:span></text:p>
        </style:region-right>
      </style:header>
      <style:header-left style:display="false">
        <style:region-right>
          <text:p><text:span text:style-name="MT1"><text:page-number>1</text:page-number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</meta:initial-creator>
    <meta:creation-date>2016-02-25T11:45:30</meta:creation-date>
    <dc:date>2018-04-05T15:56:09.575113805</dc:date>
    <meta:editing-duration>PT12M38S</meta:editing-duration>
    <meta:editing-cycles>2</meta:editing-cycles>
    <meta:generator>LibreOffice/5.4.5.1$Linux_X86_64 LibreOffice_project/40m0$Build-1</meta:generator>
    <meta:document-statistic meta:table-count="1" meta:cell-count="170" meta:object-count="0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yperlink_extractor"/>
</library:library>
</file>

<file path=Dialogs/Standard/hyperlink_extractor.xml><?xml version="1.0" encoding="utf-8"?>
<!DOCTYPE window  PUBLIC '-//OpenOffice.org//DTD OfficeDocument 1.0//EN'  'dialog.dtd'>
<dlg:window xmlns:dlg="http://openoffice.org/2000/dialog" xmlns:script="http://openoffice.org/2000/script" dlg:id="hyperlink_extractor" dlg:left="11" dlg:top="9" dlg:width="164" dlg:height="130" dlg:closeable="true" dlg:moveable="tru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